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5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0.869cm" svg:height="5.469cm" svg:x="0.347cm" svg:y="4.039cm">
            <draw:object draw:notify-on-update-of-ranges="Tabelle1.A2:Tabelle1.A5 Tabelle1.B2:Tabelle1.B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0.869cm" svg:height="5.469cm" svg:x="12.631cm" svg:y="4.041cm">
            <draw:object draw:notify-on-update-of-ranges="Tabelle1.D2:Tabelle1.D5 Tabelle1.E2:Tabelle1.E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Mobil</text:p>
          </table:table-cell>
          <table:table-cell office:value-type="string" calcext:value-type="string">
            <text:p>Besuche</text:p>
          </table:table-cell>
          <table:table-cell/>
          <table:table-cell office:value-type="string" calcext:value-type="string">
            <text:p>Desktop</text:p>
          </table:table-cell>
          <table:table-cell office:value-type="string" calcext:value-type="string">
            <text:p>Besuche</text:p>
          </table:table-cell>
        </table:table-row>
        <table:table-row table:style-name="ro1">
          <table:table-cell office:value-type="string" calcext:value-type="string">
            <text:p>Safari</text:p>
          </table:table-cell>
          <table:table-cell table:formula="of:=203+8" office:value-type="float" office:value="211" calcext:value-type="float">
            <text:p>211</text:p>
          </table:table-cell>
          <table:table-cell/>
          <table:table-cell office:value-type="string" calcext:value-type="string">
            <text:p>Safari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Chrome</text:p>
          </table:table-cell>
          <table:table-cell table:formula="of:=191+5" office:value-type="float" office:value="196" calcext:value-type="float">
            <text:p>196</text:p>
          </table:table-cell>
          <table:table-cell/>
          <table:table-cell office:value-type="string" calcext:value-type="string">
            <text:p>Chrome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Samsung Internet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Edg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Firefox 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irefox </text:p>
          </table:table-cell>
          <table:table-cell office:value-type="float" office:value="82" calcext:value-type="float">
            <text:p>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0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0T14:56:09.802308374</meta:creation-date>
    <dc:date>2020-06-20T15:23:52.543376963</dc:date>
    <meta:editing-duration>PT17M42S</meta:editing-duration>
    <meta:editing-cycles>1</meta:editing-cycles>
    <meta:document-statistic meta:table-count="1" meta:cell-count="20" meta:object-count="2"/>
    <meta:generator>LibreOffice/6.4.3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87cm" svg:height="5.47cm" xlink:href=".." xlink:type="simple" chart:class="chart:circle" chart:style-name="ch1">
        <chart:legend chart:legend-position="end" svg:x="7.39cm" svg:y="1.689cm" style:legend-expansion="high" chart:style-name="ch2"/>
        <chart:plot-area chart:style-name="ch3" table:cell-range-address="Tabelle1.A2:Tabelle1.B5" chart:data-source-has-labels="column" svg:x="0.217cm" svg:y="0.109cm" svg:width="6.956cm" svg:height="5.252cm">
          <chartooo:coordinate-region svg:x="1.069cm" svg:y="0.11cm" svg:width="5.251cm" svg:height="5.251cm"/>
          <chart:axis chart:dimension="x" chart:name="primary-x" chart:style-name="ch4" chartooo:axis-type="auto">
            <chartooo:date-scale/>
            <chart:categories table:cell-range-address="Tabelle1.A2:Tabelle1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B2:Tabelle1.B5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Safari</text:p>
                <draw:g>
                  <svg:desc>Tabelle1.A2:Tabelle1.A5</svg:desc>
                </draw:g>
              </table:table-cell>
              <table:table-cell office:value-type="float" office:value="211">
                <text:p>211</text:p>
                <draw:g>
                  <svg:desc>Tabelle1.B2:Tabelle1.B5</svg:desc>
                </draw:g>
              </table:table-cell>
            </table:table-row>
            <table:table-row>
              <table:table-cell office:value-type="string">
                <text:p>Chrome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Samsung Internet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Firefox 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87cm" svg:height="5.47cm" xlink:href=".." xlink:type="simple" chart:class="chart:circle" chart:style-name="ch1">
        <chart:legend chart:legend-position="end" svg:x="8.924cm" svg:y="1.689cm" style:legend-expansion="high" chart:style-name="ch2"/>
        <chart:plot-area chart:style-name="ch3" table:cell-range-address="Tabelle1.D2:Tabelle1.E5" chart:data-source-has-labels="column" svg:x="0.217cm" svg:y="0.109cm" svg:width="8.49cm" svg:height="5.252cm">
          <chartooo:coordinate-region svg:x="1.836cm" svg:y="0.11cm" svg:width="5.251cm" svg:height="5.251cm"/>
          <chart:axis chart:dimension="x" chart:name="primary-x" chart:style-name="ch4" chartooo:axis-type="auto">
            <chartooo:date-scale/>
            <chart:categories table:cell-range-address="Tabelle1.D2:Tabelle1.D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E2:Tabelle1.E5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E</text:p>
              </table:table-cell>
            </table:table-row>
          </table:table-header-rows>
          <table:table-rows>
            <table:table-row>
              <table:table-cell office:value-type="string">
                <text:p>Safari</text:p>
                <draw:g>
                  <svg:desc>Tabelle1.D2:Tabelle1.D5</svg:desc>
                </draw:g>
              </table:table-cell>
              <table:table-cell office:value-type="float" office:value="99">
                <text:p>99</text:p>
                <draw:g>
                  <svg:desc>Tabelle1.E2:Tabelle1.E5</svg:desc>
                </draw:g>
              </table:table-cell>
            </table:table-row>
            <table:table-row>
              <table:table-cell office:value-type="string">
                <text:p>Chrome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Edge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Firefox </text:p>
              </table:table-cell>
              <table:table-cell office:value-type="float" office:value="82">
                <text:p>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